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M Mono 12" svg:font-family="'LM Mono 12'" style:font-pitch="fixed"/>
    <style:font-face style:name="LM Roman 12" svg:font-family="'LM Roman 12'" style:font-pitch="variable"/>
    <style:font-face style:name="LM Roman 17" svg:font-family="'LM Roman 17'" style:font-pitch="variable"/>
    <style:font-face style:name="LM Roman 5" svg:font-family="'LM Roman 5'" style:font-pitch="variable"/>
    <style:font-face style:name="LM Roman 7" svg:font-family="'LM Roman 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M Mono 10" fo:font-size="10pt" fo:font-weight="normal" officeooo:rsid="001f1d3e" officeooo:paragraph-rsid="001f1d3e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text-position="0% 100%" style:font-name="LM Roman 12" fo:font-size="14pt" fo:font-weight="normal" officeooo:rsid="001f1d3e" officeooo:paragraph-rsid="001f1d3e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text-position="0% 100%" style:font-name="LM Roman 12" fo:font-size="14pt" fo:font-weight="normal" officeooo:rsid="001f1d3e" officeooo:paragraph-rsid="0022af4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text-position="0% 100%" style:font-name="LM Roman 12" fo:font-size="14pt" fo:font-weight="normal" officeooo:rsid="001f1d3e" officeooo:paragraph-rsid="0023c957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text-position="0% 100%" style:font-name="LM Roman 12" fo:font-size="12pt" fo:font-weight="normal" officeooo:rsid="001f1d3e" officeooo:paragraph-rsid="0020e095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style:font-name="LM Roman 12" fo:font-size="12pt" fo:font-weight="normal" officeooo:rsid="001f1d3e" officeooo:paragraph-rsid="001f1d3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style:font-name="LM Roman 12" fo:font-size="12pt" fo:font-weight="normal" officeooo:rsid="001f1d3e" officeooo:paragraph-rsid="0023c95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style:font-name="LM Roman 12" fo:font-size="12pt" fo:font-weight="normal" officeooo:rsid="0020e095" officeooo:paragraph-rsid="0020e09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style:font-name="LM Roman 12" fo:font-size="12pt" fo:font-weight="normal" officeooo:rsid="0023c957" officeooo:paragraph-rsid="0023c957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0% 100%" style:font-name="LM Roman 12" fo:font-size="12pt" fo:font-weight="normal" officeooo:rsid="0023c957" officeooo:paragraph-rsid="0025679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position="0% 100%" style:font-name="LM Roman 17" fo:font-size="18pt" style:text-underline-style="none" fo:font-weight="normal" officeooo:rsid="001f1d3e" officeooo:paragraph-rsid="0022af4c" style:font-size-asian="18pt" style:font-weight-asian="normal" style:font-size-complex="18pt" style:font-weight-complex="normal"/>
    </style:style>
    <style:style style:name="P12" style:family="paragraph" style:parent-style-name="Standard">
      <style:text-properties style:text-position="0% 100%" style:font-name="LM Roman 12" fo:font-size="14pt" fo:font-weight="normal" officeooo:rsid="001f1d3e" officeooo:paragraph-rsid="002b93cf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text-position="0% 100%" style:font-name="LM Roman 12" fo:font-size="12pt" fo:font-weight="normal" officeooo:rsid="0023c957" officeooo:paragraph-rsid="002b93c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position="0% 100%" style:font-name="LM Roman 12" fo:font-size="12pt" fo:font-weight="normal" officeooo:rsid="0023c957" officeooo:paragraph-rsid="002bd14a" style:font-size-asian="12pt" style:font-weight-asian="normal" style:font-size-complex="12pt" style:font-weight-complex="normal"/>
    </style:style>
    <style:style style:name="T1" style:family="text">
      <style:text-properties style:text-position="0% 100%" style:font-name="LM Roman 12" fo:font-size="12pt" fo:font-weight="normal" officeooo:rsid="001f1d3e" style:font-size-asian="12pt" style:font-weight-asian="normal" style:font-size-complex="12pt" style:font-weight-complex="normal"/>
    </style:style>
    <style:style style:name="T2" style:family="text">
      <style:text-properties officeooo:rsid="0023cdb7"/>
    </style:style>
    <style:style style:name="T3" style:family="text">
      <style:text-properties style:font-name="LM Mono 10" officeooo:rsid="0023cdb7"/>
    </style:style>
    <style:style style:name="T4" style:family="text">
      <style:text-properties style:font-name="LM Mono 10" officeooo:rsid="00262b73"/>
    </style:style>
    <style:style style:name="T5" style:family="text">
      <style:text-properties officeooo:rsid="00256799"/>
    </style:style>
    <style:style style:name="T6" style:family="text">
      <style:text-properties officeooo:rsid="00262b73"/>
    </style:style>
    <style:style style:name="T7" style:family="text">
      <style:text-properties officeooo:rsid="002761ce"/>
    </style:style>
    <style:style style:name="T8" style:family="text">
      <style:text-properties fo:font-size="12pt" officeooo:rsid="00286d3a" style:font-size-asian="12pt" style:font-size-complex="12pt"/>
    </style:style>
    <style:style style:name="T9" style:family="text">
      <style:text-properties fo:font-size="12pt" officeooo:rsid="0028ebc1" style:font-size-asian="12pt" style:font-size-complex="12pt"/>
    </style:style>
    <style:style style:name="T10" style:family="text">
      <style:text-properties fo:font-size="12pt" officeooo:rsid="00296a0c" style:font-size-asian="12pt" style:font-size-complex="12pt"/>
    </style:style>
    <style:style style:name="T11" style:family="text">
      <style:text-properties fo:font-size="12pt" officeooo:rsid="002b3fc3" style:font-size-asian="12pt" style:font-size-complex="12pt"/>
    </style:style>
    <style:style style:name="T12" style:family="text">
      <style:text-properties fo:font-size="12pt" officeooo:rsid="002bd14a" style:font-size-asian="12pt" style:font-size-complex="12pt"/>
    </style:style>
    <style:style style:name="T13" style:family="text">
      <style:text-properties style:font-name="LM Mono 12" fo:font-size="12pt" officeooo:rsid="00286d3a" style:font-size-asian="12pt" style:font-size-complex="12pt"/>
    </style:style>
    <style:style style:name="T14" style:family="text">
      <style:text-properties style:font-name="LM Mono 12" officeooo:rsid="00256799"/>
    </style:style>
    <style:style style:name="T15" style:family="text">
      <style:text-properties style:font-name="LM Mono 12" officeooo:rsid="00286d3a"/>
    </style:style>
    <style:style style:name="T16" style:family="text">
      <style:text-properties style:text-position="super 58%" style:font-name="LM Roman 7" fo:font-size="12pt" officeooo:rsid="00286d3a" style:font-size-asian="12pt" style:font-size-complex="12pt"/>
    </style:style>
    <style:style style:name="T17" style:family="text">
      <style:text-properties style:text-position="super 58%" style:font-name="LM Roman 7" officeooo:rsid="00286d3a"/>
    </style:style>
    <style:style style:name="T18" style:family="text">
      <style:text-properties fo:font-size="11pt" officeooo:rsid="00286d3a" style:font-size-asian="11pt" style:font-size-complex="11pt"/>
    </style:style>
    <style:style style:name="T19" style:family="text">
      <style:text-properties officeooo:rsid="002bd14a"/>
    </style:style>
    <style:style style:name="T20" style:family="text">
      <style:text-properties officeooo:rsid="00286d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3</text:p>
      <text:p text:style-name="P3">Exercice 1:</text:p>
      <text:p text:style-name="P1">SORTIE:</text:p>
      <text:p text:style-name="P1"/>
      <text:p text:style-name="P1">Tableau1 avant affecations</text:p>
      <text:p text:style-name="P1"><text:s text:c="2"/>ALEATOIRE <text:s text:c="2"/>ALEATOIRE</text:p>
      <text:p text:style-name="P1"/>
      <text:p text:style-name="P1">Tableau1 après affecations</text:p>
      <text:p text:style-name="P1"><text:s text:c="2"/>1 <text:s text:c="2"/>2</text:p>
      <text:p text:style-name="P1"/>
      <text:p text:style-name="P1">Tableau2</text:p>
      <text:p text:style-name="P1"><text:s text:c="2"/>9 <text:s text:c="2"/>ALEATOIRE</text:p>
      <text:p text:style-name="P1"/>
      <text:p text:style-name="P1">Tableau2</text:p>
      <text:p text:style-name="P1"><text:s text:c="2"/>9 <text:s text:c="2"/>ALEATOIRE</text:p>
      <text:p text:style-name="P1"/>
      <text:p text:style-name="P1">Tableau3</text:p>
      <text:p text:style-name="P1"><text:s text:c="2"/>3 <text:s text:c="2"/>1</text:p>
      <text:p text:style-name="P1"/>
      <text:p text:style-name="P1">Tableau4</text:p>
      <text:p text:style-name="P1"><text:s text:c="2"/>0 <text:s text:c="2"/>1</text:p>
      <text:p text:style-name="P1"><text:s text:c="2"/>1 <text:s text:c="2"/>2</text:p>
      <text:p text:style-name="P1"/>
      <text:p text:style-name="P1">Tableau5</text:p>
      <text:p text:style-name="P1"><text:s text:c="2"/>ALEATOIRE <text:s text:c="2"/>ALEATOIRE</text:p>
      <text:p text:style-name="P1"><text:s text:c="2"/>ALEATOIRE <text:s text:c="2"/>ALEATOIRE</text:p>
      <text:p text:style-name="P1"/>
      <text:p text:style-name="P1">Tableau6</text:p>
      <text:p text:style-name="P1"><text:s text:c="2"/>2 <text:s text:c="2"/>2</text:p>
      <text:p text:style-name="P1"><text:s text:c="2"/>5 <text:s text:c="2"/>5</text:p>
      <text:p text:style-name="P1"/>
      <text:p text:style-name="P1">Tableau7</text:p>
      <text:p text:style-name="P1"><text:s text:c="2"/>3 <text:s text:c="2"/>ALEATOIRE</text:p>
      <text:p text:style-name="P1"><text:s text:c="2"/>7 <text:s text:c="2"/>ALEATOIRE</text:p>
      <text:p text:style-name="P2"/>
      <text:p text:style-name="P2">Exercice 2:</text:p>
      <text:p text:style-name="P8"><text:tab/><text:span text:style-name="T19">(</text:span>1) /</text:p>
      <text:p text:style-name="P5"><text:tab/><text:span text:style-name="T19">(2)</text:span></text:p>
      <text:p text:style-name="P5"><text:tab/><text:tab/><text:span text:style-name="T19">(</text:span>a) 2×3 = 6 éléments et 6×4 = 24 octets</text:p>
      <text:p text:style-name="P6"><text:tab/><text:tab/><text:span text:style-name="T19">(b) /</text:span></text:p>
      <text:p text:style-name="P6"><text:tab/><text:span text:style-name="T19">(3)</text:span></text:p>
      <text:p text:style-name="P6"><text:tab/><text:tab/><text:span text:style-name="T19">(a) /</text:span></text:p>
      <text:p text:style-name="P7"><text:tab/><text:tab/><text:span text:style-name="T19">(b) /</text:span></text:p>
      <text:p text:style-name="P4">Exercice <text:span text:style-name="T2">3</text:span>:</text:p>
      <text:p text:style-name="P9"><text:tab/><text:span text:style-name="T19">(</text:span>1)</text:p>
      <text:p text:style-name="P9"><text:tab/><text:tab/>- <text:span text:style-name="T2">La variable </text:span><text:span text:style-name="T3">i</text:span><text:span text:style-name="T2"> n’est pas déclarée (erreur 3, 4, 5 et 13)</text:span></text:p>
      <text:p text:style-name="P10"><text:tab/><text:tab/>- <text:span text:style-name="T5">A la ligne 44, il faut utiliser “</text:span><text:span text:style-name="T14">;</text:span><text:span text:style-name="T5">” au lieu de “</text:span><text:span text:style-name="T14">,</text:span><text:span text:style-name="T5">” (erreur 6 et 14)</text:span></text:p>
      <text:p text:style-name="P9"><text:tab/><text:tab/>- <text:span text:style-name="T6">La variable </text:span><text:span text:style-name="T4">j</text:span><text:span text:style-name="T6"> n’est pas déclarée (erreur 7, 8, 11, 12 et 15)</text:span></text:p>
      <text:p text:style-name="P14"><text:soft-page-break/><text:tab/><text:tab/>- <text:span text:style-name="T7">A la ligne 50, il manque un point virgule à la fin de la ligne (erreur 10 et 16)</text:span></text:p>
      <text:p text:style-name="P14"><text:span text:style-name="T7"><text:tab/>(2) La boucle va être executée avec k = 0, 1, 2, 3, 4 et 5. Or tableau contient 5 éléments. </text:span><text:span text:style-name="T18"><text:tab/> <text:s text:c="3"/></text:span><text:span text:style-name="T20">On aura donc un resultat faux pour le 5</text:span><text:span text:style-name="T17">ème</text:span><text:span text:style-name="T20"> élément de </text:span><text:span text:style-name="T15">tableau</text:span><text:span text:style-name="T20">.</text:span></text:p>
      <text:p text:style-name="P12"><text:span text:style-name="T8"><text:tab/></text:span><text:span text:style-name="T12">(</text:span><text:span text:style-name="T8">3</text:span><text:span text:style-name="T9">) </text:span><text:span text:style-name="T11">Le programme trie les éléments d’un tableau.</text:span></text:p>
      <text:p text:style-name="P12">Exercice <text:span text:style-name="T2">3</text:span>:</text:p>
      <text:p text:style-name="P13"><text:span text:style-name="T11"><text:tab/></text:span><text:span text:style-name="T19">(</text:span><text:span text:style-name="T11">1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M Mono 12" svg:font-family="'LM Mono 12'" style:font-pitch="fixed"/>
    <style:font-face style:name="LM Roman 12" svg:font-family="'LM Roman 12'" style:font-pitch="variable"/>
    <style:font-face style:name="LM Roman 17" svg:font-family="'LM Roman 17'" style:font-pitch="variable"/>
    <style:font-face style:name="LM Roman 5" svg:font-family="'LM Roman 5'" style:font-pitch="variable"/>
    <style:font-face style:name="LM Roman 7" svg:font-family="'LM Roman 7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14:23:41.403301978</meta:creation-date>
    <dc:date>2021-10-08T19:43:23.928771529</dc:date>
    <meta:editing-duration>PT10H5M5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176" meta:character-count="905" meta:non-whitespace-character-count="691"/>
  </office:meta>
</office:document-meta>
</file>